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"/>
  <manifest:file-entry manifest:full-path="Pictures/10000200000000DC0000006E3F8C74C7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13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4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99ccff" draw:fill="solid" draw:fill-color="#e6e6ff" draw:textarea-horizontal-align="justify" draw:textarea-vertical-align="middle" draw:auto-grow-height="false"/>
    </style:style>
    <style:style style:name="gr28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30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31" style:family="graphic" style:parent-style-name="standard">
      <style:graphic-properties draw:textarea-vertical-align="middle" draw:auto-grow-height="false" fo:min-height="0.749cm" fo:min-width="0.499cm"/>
    </style:style>
    <style:style style:name="gr32" style:family="graphic" style:parent-style-name="standard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svg:stroke-color="#99ccff" draw:fill="solid" draw:fill-color="#99ccff" draw:textarea-horizontal-align="justify" draw:textarea-vertical-align="middle" draw:auto-grow-height="false" draw:shadow="hidden"/>
    </style:style>
    <style:style style:name="gr34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svg:stroke-color="#99ccff" draw:fill="solid" draw:fill-color="#99ccff" draw:textarea-horizontal-align="justify" draw:textarea-vertical-align="middle" draw:auto-grow-height="false" fo:min-height="0cm" fo:min-width="0cm" draw:shadow="hidden"/>
    </style:style>
    <style:style style:name="gr36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37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38" style:family="graphic">
      <style:graphic-properties svg:stroke-color="#9999ff" draw:fill="solid" draw:fill-color="#9999ff" draw:textarea-horizontal-align="justify" draw:textarea-vertical-align="middle" draw:auto-grow-height="false"/>
    </style:style>
    <style:style style:name="gr39" style:family="graphic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13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1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1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1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1cm" svg:height="3cm" svg:x="67cm" svg:y="5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1cm" svg:height="3cm" svg:x="67cm" svg:y="6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1cm" svg:height="3cm" svg:x="67cm" svg:y="6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1cm" svg:height="3cm" svg:x="80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1cm" svg:height="3cm" svg:x="80cm" svg:y="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1cm" svg:height="3cm" svg:x="80cm" svg:y="6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cm" svg:height="3cm" svg:x="93cm" svg:y="5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1cm" svg:height="3cm" svg:x="93cm" svg:y="6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1cm" svg:height="3cm" svg:x="93cm" svg:y="6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58.03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66.53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75.03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83.53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92.03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" draw:layer="layout" svg:width="1.5cm" svg:height="1.5cm" draw:transform="skewX (0.000698131700797754) rotate (-0.785398163397448) translate (100.535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11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20cm" svg:height="3cm" svg:x="105cm" svg:y="60cm">
          <text:p/>
          <draw:enhanced-geometry svg:viewBox="0 0 21600 21600" draw:type="rectangle" draw:enhanced-path="M 0 0 L 21600 0 21600 21600 0 21600 0 0 Z N"/>
        </draw:custom-shape>
        <draw:frame draw:style-name="gr28" draw:text-style-name="P1" draw:layer="layout" svg:width="22cm" svg:height="11cm" svg:x="105cm" svg:y="59cm">
          <draw:image xlink:href="Pictures/10000200000000DC0000006E3F8C74C7.png" xlink:type="simple" xlink:show="embed" xlink:actuate="onLoad">
            <text:p/>
          </draw:image>
        </draw:fram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9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4cm" svg:x="118cm" svg:y="3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31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2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56cm" svg:height="5cm" svg:x="54cm" svg:y="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0cm" svg:height="4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4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118cm" svg:y="56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.5cm" svg:x="42cm" svg:y="5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g>
          <draw:path draw:style-name="gr33" draw:text-style-name="P1" draw:layer="layout" svg:width="11.999cm" svg:height="0.799cm" svg:x="55cm" svg:y="28cm" svg:viewBox="0 0 12000 800" svg:d="m443 0h11113c222 0 444 200 444 400v0c0 199-222 400-444 400h-11113c-222 0-443-201-443-400v0c0-200 221-400 443-400z">
            <text:p/>
          </draw:path>
          <draw:custom-shape draw:style-name="gr4" draw:text-style-name="P1" draw:layer="layout" svg:width="0.4cm" svg:height="2.6cm" svg:x="57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3cm" svg:height="3cm" svg:x="59.5cm" svg:y="4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" draw:text-style-name="P1" draw:layer="layout" svg:width="9.999cm" svg:height="2.999cm" svg:x="56cm" svg:y="42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8.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5cm" svg:viewBox="0 0 10000 3000" svg:d="m6000 3000h-2000v-3000h2000zm500-3000h2000c850 0 1500 650 1500 1500s-650 1500-1500 1500h-2000zm-3000 3000h-2000c-850 0-1500-650-1500-1500s650-1500 1500-1500h2000z">
            <text:p/>
          </draw:path>
          <draw:path draw:style-name="gr5" draw:text-style-name="P1" draw:layer="layout" svg:width="9.999cm" svg:height="2.999cm" svg:x="56cm" svg:y="31.5cm" svg:viewBox="0 0 10000 3000" svg:d="m6000 3000h-2000v-3000h2000zm500-3000h2000c850 0 1500 650 1500 1500s-650 1500-1500 1500h-2000zm-3000 3000h-2000c-850 0-1500-650-1500-1500s650-1500 1500-1500h2000z">
            <text:p/>
          </draw:path>
          <draw:custom-shape draw:style-name="gr34" draw:text-style-name="P1" draw:layer="layout" svg:width="4cm" svg:height="0.8cm" svg:x="59cm" svg:y="2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5" draw:text-style-name="P1" draw:layer="layout" svg:width="11.999cm" svg:height="4.999cm" svg:x="55cm" svg:y="45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  <text:p/>
          </draw:path>
          <draw:custom-shape draw:style-name="gr4" draw:text-style-name="P1" draw:layer="layout" svg:width="1cm" svg:height="2.6cm" svg:x="55.5cm" svg:y="46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cm" svg:height="2.6cm" svg:x="56.6cm" svg:y="46.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1" draw:layer="layout" svg:width="1.96cm" svg:height="2.599cm" svg:x="57.5cm" svg:y="46.7cm" svg:viewBox="0 0 1961 2600" svg:d="m1500 1299c0 504 171 955 461 1301h-1961v-2600h1959c-289 345-459 796-459 1299z">
            <text:p/>
          </draw:path>
          <draw:custom-shape draw:style-name="gr4" draw:text-style-name="P1" draw:layer="layout" svg:width="1cm" svg:height="2.6cm" svg:x="65.5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3cm" svg:height="2.6cm" svg:x="65.1cm" svg:y="46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" draw:text-style-name="P1" draw:layer="layout" svg:width="0.4cm" svg:height="2.6cm" svg:x="64.6cm" svg:y="46.7cm">
            <text:p/>
            <draw:enhanced-geometry svg:viewBox="0 0 21600 21600" draw:mirror-horizontal="true" draw:type="rectangle" draw:enhanced-path="M 0 0 L 21600 0 21600 21600 0 21600 0 0 Z N"/>
          </draw:custom-shape>
          <draw:path draw:style-name="gr4" draw:text-style-name="P1" draw:layer="layout" svg:width="1.96cm" svg:height="2.599cm" svg:x="62.539cm" svg:y="46.7cm" svg:viewBox="0 0 1961 2600" svg:d="m461 1299c0 504-171 955-461 1301h1961v-2600h-1960c289 345 460 796 460 1299z">
            <text:p/>
          </draw:path>
          <draw:polygon draw:style-name="gr33" draw:text-style-name="P1" draw:layer="layout" svg:width="9.532cm" svg:height="0.399cm" svg:x="56.233cm" svg:y="30.6cm" svg:viewBox="0 0 9533 400" draw:points="9533,0 9267,400 267,400 0,0">
            <text:p/>
          </draw:polygon>
          <draw:polygon draw:style-name="gr33" draw:text-style-name="P1" draw:layer="layout" svg:width="11.666cm" svg:height="0.799cm" svg:x="55.167cm" svg:y="29cm" svg:viewBox="0 0 11667 800" draw:points="533,800 0,0 11667,0 11134,800">
            <text:p/>
          </draw:polygon>
          <draw:polygon draw:style-name="gr33" draw:text-style-name="P1" draw:layer="layout" svg:width="10.332cm" svg:height="0.399cm" svg:x="55.833cm" svg:y="30cm" svg:viewBox="0 0 10333 400" draw:points="266,400 0,0 10333,0 10067,400">
            <text:p/>
          </draw:polygon>
          <draw:path draw:style-name="gr5" draw:text-style-name="P1" draw:layer="layout" svg:width="9.999cm" svg:height="2.999cm" svg:x="56cm" svg:y="51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4.5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58cm" svg:viewBox="0 0 10000 3000" svg:d="m6000 0h-2000v3000h2000zm500 3000h2000c850 0 1500-650 1500-1500s-650-1500-1500-1500h-2000zm-3000-3000h-2000c-850 0-1500 650-1500 1500s650 1500 1500 1500h2000z">
            <text:p/>
          </draw:path>
          <draw:path draw:style-name="gr5" draw:text-style-name="P1" draw:layer="layout" svg:width="9.999cm" svg:height="2.999cm" svg:x="56cm" svg:y="61.5cm" svg:viewBox="0 0 10000 3000" svg:d="m6000 0h-2000v3000h2000zm500 3000h2000c850 0 1500-650 1500-1500s-650-1500-1500-1500h-2000zm-3000-3000h-2000c-850 0-1500 650-1500 1500s650 1500 1500 1500h2000z">
            <text:p/>
          </draw:path>
          <draw:custom-shape draw:style-name="gr34" draw:text-style-name="P1" draw:layer="layout" svg:width="4cm" svg:height="0.8cm" svg:x="59cm" svg:y="68.2cm">
            <text:p/>
  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33" draw:text-style-name="P1" draw:layer="layout" svg:width="11.999cm" svg:height="0.799cm" svg:x="55cm" svg:y="67.2cm" svg:viewBox="0 0 12000 800" svg:d="m443 800h11113c222 0 444-200 444-400v0c0-199-222-400-444-400h-11113c-222 0-443 201-443 400v0c0 200 221 400 443 400z">
            <text:p/>
          </draw:path>
          <draw:polygon draw:style-name="gr33" draw:text-style-name="P1" draw:layer="layout" svg:width="9.532cm" svg:height="0.399cm" svg:x="56.233cm" svg:y="65cm" svg:viewBox="0 0 9533 400" draw:points="9533,400 9267,0 267,0 0,400">
            <text:p/>
          </draw:polygon>
          <draw:polygon draw:style-name="gr33" draw:text-style-name="P1" draw:layer="layout" svg:width="11.666cm" svg:height="0.799cm" svg:x="55.167cm" svg:y="66.2cm" svg:viewBox="0 0 11667 800" draw:points="533,0 0,800 11667,800 11134,0">
            <text:p/>
          </draw:polygon>
          <draw:polygon draw:style-name="gr33" draw:text-style-name="P1" draw:layer="layout" svg:width="10.332cm" svg:height="0.399cm" svg:x="55.833cm" svg:y="65.6cm" svg:viewBox="0 0 10333 400" draw:points="266,0 0,400 10333,400 10067,0">
            <text:p/>
          </draw:polygon>
        </draw:g>
        <draw:path draw:style-name="gr6" draw:text-style-name="P1" draw:layer="layout" svg:width="12.999cm" svg:height="5.999cm" svg:x="115cm" svg:y="43.5cm" svg:viewBox="0 0 13000 6000" svg:d="m7000 6000c-4667 0-2333 0-7000 0 0-1000 0-2000 0-3000 1700 0 3000-1300 3000-3000 500 0 6667 0 10000 0 0 3400-2600 6000-6000 6000z">
          <text:p/>
        </draw:path>
        <draw:custom-shape draw:style-name="gr3" draw:text-style-name="P1" draw:layer="layout" svg:width="10cm" svg:height="14.5cm" svg:x="118cm" svg:y="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42cm" svg:y="46.5cm" svg:viewBox="0 0 13000 6000" svg:d="m6000 0c4667 0 2333 0 7000 0 0 1000 0 2000 0 3000-1700 0-3000 1300-3000 3000-500 0-6667 0-10000 0 0-3400 2600-6000 6000-6000z">
          <text:p/>
        </draw:path>
        <draw:custom-shape draw:style-name="gr3" draw:text-style-name="P1" draw:layer="layout" svg:width="15cm" svg:height="3cm" svg:x="67cm" svg:y="4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9cm" svg:height="18.5cm" svg:x="68cm" svg:y="27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42cm" svg:y="35.5cm" svg:viewBox="0 0 10000 10000" svg:d="m0 0h10000v9000c0 567-433 1000-1000 1000h-8000c-567 0-1000-433-1000-1000z">
          <text:p/>
        </draw:path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.5cm" svg:x="42cm" svg:y="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3cm" svg:y="4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99cm" svg:y="46.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Обычный"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6" draw:text-style-name="P1" draw:layer="Разметка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Разметка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6" draw:text-style-name="P1" draw:layer="Разметка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6" draw:text-style-name="P1" draw:layer="Разметка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Разметка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3cm" svg:height="3cm" svg:x="115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39" draw:text-style-name="P1" draw:layer="Разметка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6" draw:text-style-name="P1" draw:layer="Разметка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4cm" svg:height="3cm" svg:x="71cm" svg:y="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Разметка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44cm" svg:height="44cm" svg:x="61cm" svg:y="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28cm" svg:height="28cm" svg:x="69cm" svg:y="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22cm" svg:height="22cm" svg:x="72cm" svg:y="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40" draw:text-style-name="P1" draw:layer="layout" svg:width="29.999cm" svg:height="19.999cm" svg:x="53cm" svg:y="51cm" svg:viewBox="0 0 30000 20000" draw:points="0,20000 0,10000 30000,0 10000,20000">
          <text:p/>
        </draw:polygon>
        <draw:polygon draw:style-name="gr40" draw:text-style-name="P1" draw:layer="layout" svg:width="29.999cm" svg:height="9.999cm" svg:x="53cm" svg:y="50cm" svg:viewBox="0 0 30000 10000" draw:points="0,10000 0,2000 30000,0">
          <text:p/>
        </draw:polygon>
        <draw:polygon draw:style-name="gr40" draw:text-style-name="P1" draw:layer="layout" svg:width="19.999cm" svg:height="19.999cm" svg:x="64cm" svg:y="51cm" svg:viewBox="0 0 20000 20000" draw:points="0,20000 20000,0 11000,20000">
          <text:p/>
        </draw:polygon>
      </draw:page>
      <draw:page draw:name="page8" draw:style-name="dp1" draw:master-page-name="Обычный">
        <draw:path draw:style-name="gr33" draw:text-style-name="P1" draw:layer="layout" svg:width="11.999cm" svg:height="0.799cm" svg:x="64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66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3cm" svg:x="68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65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65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68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5" draw:text-style-name="P1" draw:layer="layout" svg:width="11.999cm" svg:height="4.999cm" svg:x="64cm" svg:y="46.5cm" svg:viewBox="0 0 12000 5000" svg:d="m4655 4000c351 312 818 498 1344 498s993-186 1343-498h4658v166c0 417-417 834-834 834h-10333c-417 0-833-417-833-834v-166zm2690-3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64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65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66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74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74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73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1.6cm" svg:y="47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65.233cm" svg:y="31.6cm" svg:viewBox="0 0 9533 400" draw:points="9533,0 9267,400 267,400 0,0">
          <text:p/>
        </draw:polygon>
        <draw:polygon draw:style-name="gr33" draw:text-style-name="P1" draw:layer="layout" svg:width="11.666cm" svg:height="0.799cm" svg:x="64.167cm" svg:y="30cm" svg:viewBox="0 0 11667 800" draw:points="533,800 0,0 11667,0 11134,800">
          <text:p/>
        </draw:polygon>
        <draw:polygon draw:style-name="gr33" draw:text-style-name="P1" draw:layer="layout" svg:width="10.332cm" svg:height="0.399cm" svg:x="64.833cm" svg:y="31cm" svg:viewBox="0 0 10333 400" draw:points="266,400 0,0 10333,0 10067,400">
          <text:p/>
        </draw:polygon>
        <draw:path draw:style-name="gr5" draw:text-style-name="P1" draw:layer="layout" svg:width="9.999cm" svg:height="2.999cm" svg:x="65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65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4" draw:text-style-name="P1" draw:layer="layout" svg:width="4cm" svg:height="0.8cm" svg:x="68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3" draw:text-style-name="P1" draw:layer="layout" svg:width="11.999cm" svg:height="0.799cm" svg:x="64cm" svg:y="68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65.233cm" svg:y="66cm" svg:viewBox="0 0 9533 400" draw:points="9533,400 9267,0 267,0 0,400">
          <text:p/>
        </draw:polygon>
        <draw:polygon draw:style-name="gr33" draw:text-style-name="P1" draw:layer="layout" svg:width="11.666cm" svg:height="0.799cm" svg:x="64.167cm" svg:y="67.2cm" svg:viewBox="0 0 11667 800" draw:points="533,0 0,800 11667,800 11134,0">
          <text:p/>
        </draw:polygon>
        <draw:polygon draw:style-name="gr33" draw:text-style-name="P1" draw:layer="layout" svg:width="10.332cm" svg:height="0.399cm" svg:x="64.833cm" svg:y="66.6cm" svg:viewBox="0 0 10333 400" draw:points="266,0 0,400 10333,400 10067,0">
          <text:p/>
        </draw:polygon>
        <draw:path draw:style-name="gr33" draw:text-style-name="P1" draw:layer="layout" svg:width="11.999cm" svg:height="0.799cm" svg:x="80cm" svg:y="29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82cm" svg:y="47.7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80cm" svg:y="50.5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80cm" svg:y="46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80.5cm" svg:y="47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81.6cm" svg:y="47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82.5cm" svg:y="47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90.5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90.161cm" svg:y="47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89.661cm" svg:y="47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87.6cm" svg:y="47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81.233cm" svg:y="31.6cm" svg:viewBox="0 0 9533 400" draw:points="9533,0 9267,400 267,400 0,0">
          <text:p/>
        </draw:polygon>
        <draw:polygon draw:style-name="gr33" draw:text-style-name="P1" draw:layer="layout" svg:width="11.666cm" svg:height="0.799cm" svg:x="80.167cm" svg:y="30cm" svg:viewBox="0 0 11667 800" draw:points="533,800 0,0 11667,0 11134,800">
          <text:p/>
        </draw:polygon>
        <draw:polygon draw:style-name="gr33" draw:text-style-name="P1" draw:layer="layout" svg:width="10.332cm" svg:height="0.399cm" svg:x="80.833cm" svg:y="31cm" svg:viewBox="0 0 10333 400" draw:points="266,400 0,0 10333,0 10067,400">
          <text:p/>
        </draw:polygon>
        <draw:path draw:style-name="gr33" draw:text-style-name="P1" draw:layer="layout" svg:width="11.999cm" svg:height="0.799cm" svg:x="80cm" svg:y="68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81.233cm" svg:y="66cm" svg:viewBox="0 0 9533 400" draw:points="9533,400 9267,0 267,0 0,400">
          <text:p/>
        </draw:polygon>
        <draw:polygon draw:style-name="gr33" draw:text-style-name="P1" draw:layer="layout" svg:width="11.666cm" svg:height="0.799cm" svg:x="80.167cm" svg:y="67.2cm" svg:viewBox="0 0 11667 800" draw:points="533,0 0,800 11667,800 11134,0">
          <text:p/>
        </draw:polygon>
        <draw:polygon draw:style-name="gr33" draw:text-style-name="P1" draw:layer="layout" svg:width="10.332cm" svg:height="0.399cm" svg:x="80.833cm" svg:y="66.6cm" svg:viewBox="0 0 10333 400" draw:points="266,0 0,400 10333,400 10067,0">
          <text:p/>
        </draw:polygon>
        <draw:custom-shape draw:style-name="gr4" draw:text-style-name="P1" draw:layer="layout" svg:width="3cm" svg:height="3cm" svg:x="103.5cm" svg:y="4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00cm" svg:y="43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9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6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00cm" svg:y="32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103cm" svg:y="2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9.999cm" svg:height="2.999cm" svg:x="100cm" svg:y="52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5.5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59cm" svg:viewBox="0 0 10000 3000" svg:d="m6000 0h-2000v3000h2000zm500 3000h2000c850 0 1500-650 1500-1500s-650-1500-1500-1500h-2000zm-3000-3000h-2000c-850 0-1500 650-1500 1500s650 1500 1500 1500h2000z">
          <text:p/>
        </draw:path>
        <draw:path draw:style-name="gr5" draw:text-style-name="P1" draw:layer="layout" svg:width="9.999cm" svg:height="2.999cm" svg:x="100cm" svg:y="62.5cm" svg:viewBox="0 0 10000 3000" svg:d="m6000 0h-2000v3000h2000zm500 3000h2000c850 0 1500-650 1500-1500s-650-1500-1500-1500h-2000zm-3000-3000h-2000c-850 0-1500 650-1500 1500s650 1500 1500 1500h2000z">
          <text:p/>
        </draw:path>
        <draw:custom-shape draw:style-name="gr34" draw:text-style-name="P1" draw:layer="layout" svg:width="4cm" svg:height="0.8cm" svg:x="103cm" svg:y="69.2cm">
          <text:p/>
          <draw:enhanced-geometry svg:viewBox="0 0 21600 21600" draw:mirror-vertical="tru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4cm" svg:height="2.6cm" svg:x="2cm" svg:y="1.2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0cm" svg:y="4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0cm" svg:y="0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1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1.2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1.2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1.2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1.2cm" svg:viewBox="0 0 1961 2600" svg:d="m461 1299c0 504-171 955-461 1301h1961v-2600h-1960c289 345 460 796 460 1299z">
          <text:p/>
        </draw:path>
        <draw:path draw:style-name="gr33" draw:text-style-name="P1" draw:layer="layout" svg:width="11.999cm" svg:height="0.799cm" svg:x="0cm" svg:y="10cm" svg:viewBox="0 0 12000 800" svg:d="m443 0h11113c222 0 444 200 444 400v0c0 199-222 400-444 400h-11113c-222 0-443-201-443-400v0c0-200 221-400 443-400z">
          <text:p/>
        </draw:path>
        <draw:custom-shape draw:style-name="gr4" draw:text-style-name="P1" draw:layer="layout" svg:width="0.4cm" svg:height="2.6cm" svg:x="2cm" svg:y="28.7cm">
          <text:p/>
          <draw:enhanced-geometry svg:viewBox="0 0 21600 21600" draw:type="rectangle" draw:enhanced-path="M 0 0 L 21600 0 21600 21600 0 21600 0 0 Z N"/>
        </draw:custom-shape>
        <draw:path draw:style-name="gr35" draw:text-style-name="P1" draw:layer="layout" svg:width="11.999cm" svg:height="0.999cm" svg:x="0cm" svg:y="31.5cm" svg:viewBox="0 0 12000 1000" svg:d="m4655 0c351 312 818 498 1344 498s993-186 1343-498h4658v166c0 417-417 834-834 834h-10333c-417 0-833-417-833-834v-166z">
          <text:p/>
        </draw:path>
        <draw:path draw:style-name="gr35" draw:text-style-name="P1" draw:layer="layout" svg:width="11.999cm" svg:height="0.999cm" svg:x="0cm" svg:y="27.5cm" svg:viewBox="0 0 12000 1000" svg:d="m7345 1000c-351-314-820-500-1346-500s-996 186-1347 500h-4652v-167c0-417 416-833 833-833h10333c417 0 834 416 834 833v167z">
          <text:p/>
        </draw:path>
        <draw:custom-shape draw:style-name="gr4" draw:text-style-name="P1" draw:layer="layout" svg:width="1cm" svg:height="2.6cm" svg:x="0.5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3cm" svg:height="2.6cm" svg:x="1.6cm" svg:y="28.7cm">
          <text:p/>
          <draw:enhanced-geometry svg:viewBox="0 0 21600 21600" draw:type="rectangle" draw:enhanced-path="M 0 0 L 21600 0 21600 21600 0 21600 0 0 Z N"/>
        </draw:custom-shape>
        <draw:path draw:style-name="gr4" draw:text-style-name="P1" draw:layer="layout" svg:width="1.96cm" svg:height="2.599cm" svg:x="2.5cm" svg:y="28.7cm" svg:viewBox="0 0 1961 2600" svg:d="m1500 1299c0 504 171 955 461 1301h-1961v-2600h1959c-289 345-459 796-459 1299z">
          <text:p/>
        </draw:path>
        <draw:custom-shape draw:style-name="gr4" draw:text-style-name="P1" draw:layer="layout" svg:width="1cm" svg:height="2.6cm" svg:x="10.5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3cm" svg:height="2.6cm" svg:x="10.161cm" svg:y="28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" draw:layer="layout" svg:width="0.4cm" svg:height="2.6cm" svg:x="9.661cm" svg:y="28.7cm">
          <text:p/>
          <draw:enhanced-geometry svg:viewBox="0 0 21600 21600" draw:mirror-horizontal="true" draw:type="rectangle" draw:enhanced-path="M 0 0 L 21600 0 21600 21600 0 21600 0 0 Z N"/>
        </draw:custom-shape>
        <draw:path draw:style-name="gr4" draw:text-style-name="P1" draw:layer="layout" svg:width="1.96cm" svg:height="2.599cm" svg:x="7.6cm" svg:y="28.7cm" svg:viewBox="0 0 1961 2600" svg:d="m461 1299c0 504-171 955-461 1301h1961v-2600h-1960c289 345 460 796 460 1299z">
          <text:p/>
        </draw:path>
        <draw:polygon draw:style-name="gr33" draw:text-style-name="P1" draw:layer="layout" svg:width="9.532cm" svg:height="0.399cm" svg:x="1.233cm" svg:y="12.6cm" svg:viewBox="0 0 9533 400" draw:points="9533,0 9267,400 267,400 0,0">
          <text:p/>
        </draw:polygon>
        <draw:polygon draw:style-name="gr33" draw:text-style-name="P1" draw:layer="layout" svg:width="11.666cm" svg:height="0.799cm" svg:x="0.167cm" svg:y="11cm" svg:viewBox="0 0 11667 800" draw:points="533,800 0,0 11667,0 11134,800">
          <text:p/>
        </draw:polygon>
        <draw:polygon draw:style-name="gr33" draw:text-style-name="P1" draw:layer="layout" svg:width="10.332cm" svg:height="0.399cm" svg:x="0.833cm" svg:y="12cm" svg:viewBox="0 0 10333 400" draw:points="266,400 0,0 10333,0 10067,400">
          <text:p/>
        </draw:polygon>
        <draw:path draw:style-name="gr33" draw:text-style-name="P1" draw:layer="layout" svg:width="11.999cm" svg:height="0.799cm" svg:x="0cm" svg:y="49.2cm" svg:viewBox="0 0 12000 800" svg:d="m443 800h11113c222 0 444-200 444-400v0c0-199-222-400-444-400h-11113c-222 0-443 201-443 400v0c0 200 221 400 443 400z">
          <text:p/>
        </draw:path>
        <draw:polygon draw:style-name="gr33" draw:text-style-name="P1" draw:layer="layout" svg:width="9.532cm" svg:height="0.399cm" svg:x="1.233cm" svg:y="47cm" svg:viewBox="0 0 9533 400" draw:points="9533,400 9267,0 267,0 0,400">
          <text:p/>
        </draw:polygon>
        <draw:polygon draw:style-name="gr33" draw:text-style-name="P1" draw:layer="layout" svg:width="11.666cm" svg:height="0.799cm" svg:x="0.167cm" svg:y="48.2cm" svg:viewBox="0 0 11667 800" draw:points="533,0 0,800 11667,800 11134,0">
          <text:p/>
        </draw:polygon>
        <draw:polygon draw:style-name="gr33" draw:text-style-name="P1" draw:layer="layout" svg:width="10.332cm" svg:height="0.399cm" svg:x="0.833cm" svg:y="47.6cm" svg:viewBox="0 0 10333 400" draw:points="266,0 0,400 10333,400 10067,0">
          <text:p/>
        </draw:polygon>
        <draw:custom-shape draw:style-name="gr4" draw:text-style-name="P1" draw:layer="layout" svg:width="3cm" svg:height="3cm" svg:x="4.5cm" svg:y="2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9.999cm" svg:height="2.999cm" svg:x="1cm" svg:y="24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20.5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7cm" svg:viewBox="0 0 10000 3000" svg:d="m6000 3000h-2000v-3000h2000zm500-3000h2000c850 0 1500 650 1500 1500s-650 1500-1500 1500h-2000zm-3000 3000h-2000c-850 0-1500-650-1500-1500s650-1500 1500-1500h2000z">
          <text:p/>
        </draw:path>
        <draw:path draw:style-name="gr5" draw:text-style-name="P1" draw:layer="layout" svg:width="9.999cm" svg:height="2.999cm" svg:x="1cm" svg:y="13.5cm" svg:viewBox="0 0 10000 3000" svg:d="m6000 3000h-2000v-3000h2000zm500-3000h2000c850 0 1500 650 1500 1500s-650 1500-1500 1500h-2000zm-3000 3000h-2000c-850 0-1500-650-1500-1500s650-1500 1500-1500h2000z">
          <text:p/>
        </draw:path>
        <draw:custom-shape draw:style-name="gr34" draw:text-style-name="P1" draw:layer="layout" svg:width="4cm" svg:height="0.8cm" svg:x="4cm" svg:y="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Красно-Зелёный" draw:style="linear" draw:start-color="#ff3333" draw:end-color="#99ff66" draw:start-intensity="85%" draw:end-intensity="85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 draw:fill-gradient-name="Gradient_20_7" draw:fill-hatch-name="Hatching_20_1" draw:fill-image-name="Bitmape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9-11T11:31:31.756000000</dc:date>
    <meta:editing-duration>P1DT21H56M42S</meta:editing-duration>
    <meta:editing-cycles>236</meta:editing-cycles>
    <meta:generator>LibreOffice/4.1.1.2$Windows_x86 LibreOffice_project/7e4286b58adc75a14f6d83f53a03b6c11fa2903</meta:generator>
    <meta:document-statistic meta:object-count="726"/>
  </office:meta>
</office:document-meta>
</file>